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ServerImpl.invoke( MessageContex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erverImpl.setSecurityProvider( final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Serv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ServerImpl.do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Server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ServerImpl.setTransportNam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ServerImpl.setServerConfig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ServerImpl.getEngin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Serv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ServerImpl.debugMessageContext( final Messag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ServerImpl.setJWSDir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ServerImpl.configure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ServerImpl.do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ServerImpl.setManagedServices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apServerImpl.createMessageContext( HttpServletRequest req , HttpServletResponse res , ServletContext c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apServerImpl.creat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ServerImpl.setAttachmentDir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